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4E00000335024B767B.png" manifest:media-type="image/png"/>
  <manifest:file-entry manifest:full-path="Pictures/100000010000044E00000335310FCAC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officeooo:rsid="000ffb04" officeooo:paragraph-rsid="000ffb04" style:font-size-asian="16pt" style:font-weight-asian="bold" style:font-size-complex="16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6</text:p>
      <text:p text:style-name="P1">Name :- Bhagi Rath Manda</text:p>
      <text:p text:style-name="Standard"/>
      <text:p text:style-name="Standard"><draw:frame draw:style-name="fr1" draw:name="Image1" text:anchor-type="char" svg:x="0.011in" svg:y="0.1689in" svg:width="6.6929in" svg:height="4.9862in" draw:z-index="0"><draw:image xlink:href="Pictures/100000010000044E00000335310FCAC1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2" text:anchor-type="char" svg:x="0.0547in" svg:y="1.9299in" svg:width="6.6929in" svg:height="4.9862in" draw:z-index="1"><draw:image xlink:href="Pictures/100000010000044E00000335024B767B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3T18:31:18.847242321</meta:creation-date>
    <dc:date>2025-04-13T23:28:56.503922557</dc:date>
    <meta:editing-duration>PT4H46M55S</meta:editing-duration>
    <meta:editing-cycles>1</meta:editing-cycles>
    <meta:document-statistic meta:table-count="0" meta:image-count="2" meta:object-count="0" meta:page-count="2" meta:paragraph-count="2" meta:word-count="7" meta:character-count="36" meta:non-whitespace-character-count="31"/>
    <meta:generator>LibreOffice/24.2.7.2$Linux_X86_64 LibreOffice_project/420$Build-2</meta:generator>
  </office:meta>
</office:document-meta>
</file>